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Albany AMT" svg:font-family="'Albany AMT'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 style:list-style-name="L1"/>
    <style:style style:name="P7" style:family="paragraph" style:parent-style-name="Standard" style:list-style-name="L5"/>
    <style:style style:name="P8" style:family="paragraph" style:parent-style-name="Standard" style:list-style-name="L2">
      <style:paragraph-properties fo:margin-left="1.251cm" fo:margin-right="0cm" fo:text-indent="0cm" style:auto-text-indent="false"/>
    </style:style>
    <style:style style:name="P9" style:family="paragraph" style:parent-style-name="Standard" style:list-style-name="L3">
      <style:paragraph-properties fo:margin-left="1.251cm" fo:margin-right="0cm" fo:text-indent="0cm" style:auto-text-indent="false"/>
    </style:style>
    <style:style style:name="P10" style:family="paragraph" style:parent-style-name="Standard" style:list-style-name="L4">
      <style:paragraph-properties fo:margin-left="1.251cm" fo:margin-right="0cm" fo:text-indent="0cm" style:auto-text-indent="false"/>
    </style:style>
    <style:style style:name="P11" style:family="paragraph" style:parent-style-name="Standard" style:list-style-name="L6">
      <style:paragraph-properties fo:margin-left="1.251cm" fo:margin-right="0cm" fo:text-indent="0cm" style:auto-text-indent="false"/>
    </style:style>
    <style:style style:name="P12" style:family="paragraph" style:parent-style-name="Standard" style:list-style-name="L7">
      <style:paragraph-properties fo:margin-left="1.251cm" fo:margin-right="0cm" fo:text-indent="0cm" style:auto-text-indent="false"/>
    </style:style>
    <style:style style:name="P13" style:family="paragraph" style:parent-style-name="Standard" style:list-style-name="L8">
      <style:paragraph-properties fo:margin-left="1.251cm" fo:margin-right="0cm" fo:text-indent="0cm" style:auto-text-indent="false"/>
    </style:style>
    <style:style style:name="P14" style:family="paragraph" style:parent-style-name="Standard" style:list-style-name="L9">
      <style:paragraph-properties fo:margin-left="1.251cm" fo:margin-right="0cm" fo:text-indent="0cm" style:auto-text-indent="false"/>
    </style:style>
    <style:style style:name="P15" style:family="paragraph" style:parent-style-name="Standard">
      <style:paragraph-properties fo:margin-left="0.053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.053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04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o usar o Subversion <text:s/>Integrado com o Eclipse</text:p>
      <text:p text:style-name="P15"/>
      <text:p text:style-name="P16"><text:span text:style-name="T1">No nosso caso, assumindo que todos estarão trabalhando com o Eclipse, existe um plug-in, denominado subclipse (</text:span><text:a xlink:type="simple" xlink:href="http://subclipse.tigris.org/"><text:span text:style-name="T1">http://subclipse.tigris.org/</text:span></text:a><text:span text:style-name="T1">), que faz a integração de repositórios subvervion dentro do IDE Eclipse.</text:span></text:p>
      <text:p text:style-name="P16"><text:span text:style-name="T1"/></text:p>
      <text:p text:style-name="P16"><text:span text:style-name="T1"/></text:p>
      <text:p text:style-name="P16"/>
      <text:p text:style-name="P1">Como usar o Subversion <text:s/>via Linha de Comando</text:p>
      <text:p text:style-name="P1"/>
      <text:p text:style-name="P2"><text:tab/>Para executar os comandos abaixo é necessário ter um cliente subversion (<text:a xlink:type="simple" xlink:href="http://subversion.tigris.org/">http://subversion.tigris.org/</text:a>) instalado na máquina. Para LINUX, o subversion costuma vir como um dos pacotes nos CDs de instalação. Para o Windows, tem uma ferramenta chamada Tortoise (<text:a xlink:type="simple" xlink:href="http://tortoisesvn.tigris.org/">http://tortoisesvn.tigris.org/</text:a>) que se integra com o Windows Explorer e já vem com o cliente subversion.</text:p>
      <text:p text:style-name="P3"/>
      <text:p text:style-name="Standard">Os repositórios estão localizados em: <text:s/></text:p>
      <text:list text:style-name="L1">
        <text:list-item>
          <text:p text:style-name="P6">Ferramenta JaBUTi original</text:p>
          <text:list>
            <text:list-item>
              <text:p text:style-name="P6">auri.inf.ufg.br/svn/repo/jabuti</text:p>
            </text:list-item>
          </text:list>
        </text:list-item>
      </text:list>
      <text:p text:style-name="Standard"/>
      <text:list text:style-name="L1">
        <text:list-item>
          <text:p text:style-name="P6">Extensão para dispositivos móveis (JaBUTi/ME)</text:p>
          <text:list>
            <text:list-item>
              <text:p text:style-name="P6">auri.inf.ufg.br/svn/repo/jabuti-device</text:p>
            </text:list-item>
          </text:list>
        </text:list-item>
      </text:list>
      <text:p text:style-name="Standard"/>
      <text:p text:style-name="Standard">1 – Criar cópia de trabalho (conexão segura via ssh)</text:p>
      <text:p text:style-name="Standard"><text:tab/>1.1– Entrar no diretório onde será criada a cópia de trabalho</text:p>
      <text:list text:style-name="L2">
        <text:list-item>
          <text:list>
            <text:list-item>
              <text:p text:style-name="P8">cd $HOME/workspace </text:p>
            </text:list-item>
          </text:list>
        </text:list-item>
      </text:list>
      <text:p text:style-name="Standard"><text:tab/>1.2 – Fazer o chekout do repositório</text:p>
      <text:list text:style-name="L3">
        <text:list-item>
          <text:list>
            <text:list-item>
              <text:p text:style-name="P9">svn co svn+ssh://&lt;usuario&gt;@auri.inf.ufg.br/svn/repos/jabuti</text:p>
            </text:list-item>
          </text:list>
        </text:list-item>
      </text:list>
      <text:p text:style-name="Standard"/>
      <text:p text:style-name="Standard">2 – Fazendo um commit (necessário toda vez que você alterar algum arquivo de sua cópia de trabalho)</text:p>
      <text:p text:style-name="Standard"/>
      <text:p text:style-name="Standard"><text:tab/>2.1 – Entrar no diretório que contém a cópia de trabalho</text:p>
      <text:list text:style-name="L4">
        <text:list-item>
          <text:p text:style-name="P10">cd $HOME/workspace</text:p>
        </text:list-item>
      </text:list>
      <text:p text:style-name="Standard"><text:tab/>2.2 - Executar o comando abaixo</text:p>
      <text:list text:style-name="L5">
        <text:list-item>
          <text:list>
            <text:list-item>
              <text:p text:style-name="P7">svn ci -m “descrição da alteração”</text:p>
            </text:list-item>
          </text:list>
        </text:list-item>
      </text:list>
      <text:p text:style-name="Standard"/>
      <text:p text:style-name="Standard">3 – Atualizar a cópia de trabalho (acoselhado atualizar sempre antes do início do trabalho)</text:p>
      <text:p text:style-name="Standard"><text:tab/>3.1 – Entrar no diretório que contém a cópia de trabalho</text:p>
      <text:p text:style-name="Standard"><text:tab/>3.2 - Executar o comando abaixo:</text:p>
      <text:list text:style-name="L6">
        <text:list-item>
          <text:list>
            <text:list-item>
              <text:p text:style-name="P11">svn up</text:p>
            </text:list-item>
          </text:list>
        </text:list-item>
      </text:list>
      <text:p text:style-name="P5"/>
      <text:p text:style-name="P5">4 – Verificar o status da cópia de trabalho (util para identificar arquivos alterados e/ou aqueles que ainda não estão sobre gerência de configuração)</text:p>
      <text:p text:style-name="P5"><text:tab/>4.1 - <text:s/>Entrar no diretório que contém a cópia de trabalho</text:p>
      <text:p text:style-name="P5"><text:tab/>4.2 - Executar o comando abaixo:</text:p>
      <text:list text:style-name="L7">
        <text:list-item>
          <text:list>
            <text:list-item>
              <text:p text:style-name="P12">svn st</text:p>
            </text:list-item>
          </text:list>
        </text:list-item>
      </text:list>
      <text:p text:style-name="P4"/>
      <text:p text:style-name="P5">5 – Adicionar arquivo ou diretório novo ao repositório</text:p>
      <text:p text:style-name="P5"><text:tab/>5.1 - <text:s/>Entrar no diretório que contém a cópia de trabalho</text:p>
      <text:p text:style-name="P5"><text:tab/>5.2 - Executar o comando abaixo:</text:p>
      <text:list text:style-name="L8">
        <text:list-item>
          <text:list>
            <text:list-item>
              <text:p text:style-name="P13">svn add &lt;nome-do-arquivo&gt; ou &lt;nome-do-diretório&gt;</text:p>
            </text:list-item>
          </text:list>
        </text:list-item>
      </text:list>
      <text:p text:style-name="P5"><text:tab/>5.3 - Feita a adição é necessário realizar um commit para que a alteração tenha efeito</text:p>
      <text:list text:style-name="L9">
        <text:list-item>
          <text:list>
            <text:list-item>
              <text:p text:style-name="P14">svn ci -m “&lt;descricao da alteração&gt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lbany AMT" svg:font-family="'Albany AMT'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" style:font-size-asian="12pt" style:language-asian="zxx" style:country-asian="none" style:font-name-complex="Albany AMT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6-04-04T11:35:33</meta:creation-date>
    <dc:creator>Auri Vincenzi</dc:creator>
    <dc:date>2008-05-02T08:31:43</dc:date>
    <meta:print-date>2006-04-04T12:09:35</meta:print-date>
    <dc:language>pt-BR</dc:language>
    <meta:editing-cycles>18</meta:editing-cycles>
    <meta:editing-duration>PT43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327" meta:character-count="2064"/>
  </office:meta>
</office:document-meta>
</file>